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0824" officeooo:paragraph-rsid="00150824"/>
    </style:style>
    <style:style style:name="P2" style:family="paragraph" style:parent-style-name="Standard">
      <style:paragraph-properties fo:text-align="center" style:justify-single-word="false"/>
      <style:text-properties officeooo:rsid="00150824" officeooo:paragraph-rsid="00150824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150824" officeooo:paragraph-rsid="00150824"/>
    </style:style>
    <style:style style:name="P4" style:family="paragraph" style:parent-style-name="Standard" style:list-style-name="L1">
      <style:text-properties officeooo:rsid="00154948" officeooo:paragraph-rsid="00154948"/>
    </style:style>
    <style:style style:name="P5" style:family="paragraph" style:parent-style-name="Standard" style:list-style-name="L1">
      <style:text-properties officeooo:rsid="001e49c6" officeooo:paragraph-rsid="001e49c6"/>
    </style:style>
    <style:style style:name="P6" style:family="paragraph" style:parent-style-name="Standard" style:list-style-name="L1">
      <style:text-properties officeooo:rsid="00150824" officeooo:paragraph-rsid="00150824"/>
    </style:style>
    <style:style style:name="P7" style:family="paragraph" style:parent-style-name="Standard" style:list-style-name="L2">
      <style:text-properties officeooo:rsid="00150824" officeooo:paragraph-rsid="00150824"/>
    </style:style>
    <style:style style:name="P8" style:family="paragraph" style:parent-style-name="Standard" style:list-style-name="L3">
      <style:text-properties officeooo:rsid="00150824" officeooo:paragraph-rsid="00150824"/>
    </style:style>
    <style:style style:name="P9" style:family="paragraph" style:parent-style-name="Standard" style:list-style-name="L3">
      <style:text-properties officeooo:rsid="0018ed31" officeooo:paragraph-rsid="001ebab4"/>
    </style:style>
    <style:style style:name="P10" style:family="paragraph" style:parent-style-name="Standard" style:list-style-name="L3">
      <style:text-properties officeooo:rsid="001aec69" officeooo:paragraph-rsid="001aec69"/>
    </style:style>
    <style:style style:name="P11" style:family="paragraph" style:parent-style-name="Standard" style:list-style-name="L3">
      <style:text-properties officeooo:rsid="001c050e" officeooo:paragraph-rsid="001c050e"/>
    </style:style>
    <style:style style:name="P12" style:family="paragraph" style:parent-style-name="Standard" style:list-style-name="L3">
      <style:text-properties officeooo:rsid="001c954e" officeooo:paragraph-rsid="001c954e"/>
    </style:style>
    <style:style style:name="P13" style:family="paragraph" style:parent-style-name="Standard" style:list-style-name="L1">
      <style:paragraph-properties fo:margin-left="2.501cm" fo:margin-right="0cm" fo:text-indent="-0.635cm" style:auto-text-indent="false"/>
      <style:text-properties officeooo:rsid="00150824" officeooo:paragraph-rsid="00150824"/>
    </style:style>
    <style:style style:name="P14" style:family="paragraph" style:parent-style-name="Standard" style:list-style-name="L1">
      <style:paragraph-properties fo:margin-left="2.501cm" fo:margin-right="0cm" fo:text-indent="-0.635cm" style:auto-text-indent="false"/>
      <style:text-properties officeooo:rsid="00150824" officeooo:paragraph-rsid="001e49c6"/>
    </style:style>
    <style:style style:name="P15" style:family="paragraph" style:parent-style-name="Standard" style:list-style-name="L2">
      <style:paragraph-properties fo:margin-left="2.501cm" fo:margin-right="0cm" fo:text-indent="-0.635cm" style:auto-text-indent="false"/>
      <style:text-properties officeooo:rsid="00150824" officeooo:paragraph-rsid="00150824"/>
    </style:style>
    <style:style style:name="P16" style:family="paragraph" style:parent-style-name="Standard" style:list-style-name="L1">
      <style:paragraph-properties fo:margin-left="2.501cm" fo:margin-right="0cm" fo:text-indent="-0.635cm" style:auto-text-indent="false"/>
      <style:text-properties officeooo:rsid="0015a886" officeooo:paragraph-rsid="0015a886"/>
    </style:style>
    <style:style style:name="P17" style:family="paragraph" style:parent-style-name="Standard" style:list-style-name="L1">
      <style:paragraph-properties fo:margin-left="2.501cm" fo:margin-right="0cm" fo:text-indent="-0.635cm" style:auto-text-indent="false"/>
      <style:text-properties officeooo:rsid="00167fbb" officeooo:paragraph-rsid="00167fbb"/>
    </style:style>
    <style:style style:name="T1" style:family="text">
      <style:text-properties officeooo:rsid="0018481b"/>
    </style:style>
    <style:style style:name="T2" style:family="text">
      <style:text-properties officeooo:rsid="001e99fb"/>
    </style:style>
    <style:style style:name="T3" style:family="text">
      <style:text-properties officeooo:rsid="00150824"/>
    </style:style>
    <style:style style:name="T4" style:family="text">
      <style:text-properties officeooo:rsid="001f90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Sudo </text:span>Passos para criação do LINUX pronto para replicação</text:p>
      <text:p text:style-name="P1"/>
      <text:p text:style-name="P1">PACOTES</text:p>
      <text:list xml:id="list8163553400902584491" text:style-name="L1">
        <text:list-item>
          <text:p text:style-name="P4">synaptic</text:p>
        </text:list-item>
        <text:list-item>
          <text:p text:style-name="P5">systemback (sudo add-apt-repository ppa:nemh/systemback)</text:p>
        </text:list-item>
        <text:list-item>
          <text:p text:style-name="P6">apache2</text:p>
        </text:list-item>
        <text:list-item>
          <text:p text:style-name="P13">rodar: a2enmod cgi</text:p>
        </text:list-item>
        <text:list-item>
          <text:p text:style-name="P6">libapache2-mod-python</text:p>
        </text:list-item>
        <text:list-item>
          <text:p text:style-name="P6">postgresql</text:p>
        </text:list-item>
        <text:list-item>
          <text:p text:style-name="P13">rodar: sudo -u postgres psql</text:p>
        </text:list-item>
        <text:list-item>
          <text:p text:style-name="P13">rodar: alter user postgres with password 'postgres'</text:p>
        </text:list-item>
        <text:list-item>
          <text:p text:style-name="P13">atualizar: pg_hba.con e postgresql.conf (/etc/postgsql/9.3/main/)</text:p>
        </text:list-item>
        <text:list-item>
          <text:p text:style-name="P13">rodar: sudo /etc/init.d/postgresql restart</text:p>
        </text:list-item>
        <text:list-item>
          <text:p text:style-name="P6">postgis</text:p>
        </text:list-item>
        <text:list-item>
          <text:p text:style-name="P6">slony</text:p>
        </text:list-item>
        <text:list-item>
          <text:p text:style-name="P6">pgadmin</text:p>
        </text:list-item>
        <text:list-item>
          <text:p text:style-name="P6">QGIS <text:span text:style-name="T1">(2.8) (sudo add-apt-repository ppa:ubuntugis/ubuntugis-unstable)</text:span></text:p>
        </text:list-item>
        <text:list-item>
          <text:p text:style-name="P14">python-qt4-sql</text:p>
        </text:list-item>
        <text:list-item>
          <text:p text:style-name="P14">libqt4-sql-psql</text:p>
        </text:list-item>
        <text:list-item>
          <text:p text:style-name="P14">lib-qt4-sqlite</text:p>
        </text:list-item>
        <text:list-item>
          <text:p text:style-name="P16">otb-bin</text:p>
        </text:list-item>
        <text:list-item>
          <text:p text:style-name="P16">otb-bin-qt</text:p>
        </text:list-item>
        <text:list-item>
          <text:p text:style-name="P16">otb-bin-common</text:p>
        </text:list-item>
        <text:list-item>
          <text:p text:style-name="P16">python-otb</text:p>
        </text:list-item>
        <text:list-item>
          <text:p text:style-name="P16">libotb</text:p>
        </text:list-item>
        <text:list-item>
          <text:p text:style-name="P17">grass</text:p>
        </text:list-item>
        <text:list-item>
          <text:p text:style-name="P17">grass-core</text:p>
        </text:list-item>
        <text:list-item>
          <text:p text:style-name="P17">saga</text:p>
        </text:list-item>
        <text:list-item>
          <text:p text:style-name="P17">python-saga</text:p>
        </text:list-item>
        <text:list-item>
          <text:p text:style-name="P17">libsaga</text:p>
        </text:list-item>
      </text:list>
      <text:p text:style-name="P1"/>
      <text:p text:style-name="P1">CRON</text:p>
      <text:list xml:id="list7080946455351041768" text:style-name="L2">
        <text:list-item>
          <text:p text:style-name="P7">rodar: sudo crontab -e -u www-data</text:p>
        </text:list-item>
        <text:list-item>
          <text:p text:style-name="P15">adicionar: @reboot /usr/lib/cgi-bin/<text:span text:style-name="T2">dsg_slon.sh</text:span></text:p>
        </text:list-item>
      </text:list>
      <text:p text:style-name="P3"/>
      <text:p text:style-name="P3">Plugin QGIS </text:p>
      <text:list xml:id="list4766325345877768480" text:style-name="L3">
        <text:list-item>
          <text:p text:style-name="P8">AutoSaver</text:p>
        </text:list-item>
        <text:list-item>
          <text:p text:style-name="P8">AutoTrace</text:p>
        </text:list-item>
        <text:list-item>
          <text:p text:style-name="P8">Azimuth and Distance Plugin</text:p>
        </text:list-item>
        <text:list-item>
          <text:p text:style-name="P8">Azimuth and Distance Calculator</text:p>
        </text:list-item>
        <text:list-item>
          <text:p text:style-name="P8">mmqgis</text:p>
        </text:list-item>
        <text:list-item>
          <text:p text:style-name="P8">Easy Custom Labeling</text:p>
        </text:list-item>
        <text:list-item>
          <text:p text:style-name="P8">Multiple Layer Selection</text:p>
        </text:list-item>
        <text:list-item>
          <text:p text:style-name="P8">Grid Zone Generator</text:p>
        </text:list-item>
        <text:list-item>
          <text:p text:style-name="P8">Mask</text:p>
        </text:list-item>
        <text:list-item>
          <text:p text:style-name="P8">Semi-Automatic Classification Plugin</text:p>
        </text:list-item>
        <text:list-item>
          <text:p text:style-name="P9">Plugin Reloader <text:span text:style-name="T3">(habilitar plugins experimentais)</text:span></text:p>
        </text:list-item>
        <text:list-item>
          <text:p text:style-name="P10">cadtools</text:p>
        </text:list-item>
        <text:list-item>
          <text:p text:style-name="P11">ovals</text:p>
        </text:list-item>
        <text:list-item>
          <text:p text:style-name="P12"><text:soft-page-break/>QuickMap</text:p>
        </text:list-item>
        <text:list-item>
          <text:p text:style-name="P12">OpenLayer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4T09:20:49.816760632</meta:creation-date>
    <dc:date>2015-09-09T11:40:59.668480075</dc:date>
    <meta:editing-duration>PT1H56M12S</meta:editing-duration>
    <meta:editing-cycles>12</meta:editing-cycles>
    <meta:generator>LibreOffice/4.2.8.2$Linux_X86_64 LibreOffice_project/420m0$Build-2</meta:generator>
    <meta:document-statistic meta:table-count="0" meta:image-count="0" meta:object-count="0" meta:page-count="2" meta:paragraph-count="48" meta:word-count="152" meta:character-count="990" meta:non-whitespace-character-count="929"/>
  </office:meta>
</office:document-meta>
</file>